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3F0040E4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ny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0pt" style:font-name-asian="Arial1" style:font-size-asian="10pt" style:font-name-complex="Arial1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0pt" style:font-name-asian="Arial1" style:font-size-asian="10pt" style:font-name-complex="Arial1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7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0pt" style:font-name-asian="Arial1" style:font-size-asian="10pt" style:font-name-complex="Arial1" style:font-size-complex="10pt"/>
    </style:style>
    <style:style style:name="ce10" style:family="table-cell" style:parent-style-name="Default" style:data-style-name="N111">
      <style:text-properties style:font-name="Times New Roman" fo:font-size="10pt" style:font-size-asian="10pt" style:font-size-complex="10pt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2" style:family="table-cell" style:parent-style-name="Default" style:data-style-name="N114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" style:family="table-cell" style:parent-style-name="Default" style:data-style-name="N112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5" style:family="table-cell" style:parent-style-name="Default" style:data-style-name="N112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6" style:family="table-cell" style:parent-style-name="Default" style:data-style-name="N113">
      <style:text-properties style:font-name="Times New Roman" fo:font-size="10pt" style:font-size-asian="10pt" style:font-size-complex="10pt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8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ce1"/>
        <table:table-column table:style-name="co2" table:number-columns-repeated="9" table:default-cell-style-name="ce1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>
            <text:p>l.p.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u(area)</text:p>
          </table:table-cell>
          <table:table-cell table:style-name="ce2" office:value-type="string">
            <text:p>integral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>
            <text:p>y<text:span text:style-name="T1">0</text:span>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5">
            <text:p>7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float" office:value="10">
            <text:p>10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26.36">
            <text:p>26,36</text:p>
          </table:table-cell>
          <table:table-cell table:style-name="ce3" office:value-type="float" office:value="242">
            <text:p>24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float" office:value="25">
            <text:p>25</text:p>
          </table:table-cell>
          <table:table-cell table:style-name="ce3" office:value-type="float" office:value="299">
            <text:p>299</text:p>
          </table:table-cell>
          <table:table-cell table:style-name="ce3" office:value-type="float" office:value="8.57">
            <text:p>8,57</text:p>
          </table:table-cell>
          <table:table-cell table:style-name="ce3" office:value-type="float" office:value="424">
            <text:p>4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373">
            <text:p>373</text:p>
          </table:table-cell>
          <table:table-cell table:style-name="ce3" office:value-type="float" office:value="7.02">
            <text:p>7,02</text:p>
          </table:table-cell>
          <table:table-cell table:style-name="ce3" office:value-type="float" office:value="484">
            <text:p>48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float" office:value="55">
            <text:p>55</text:p>
          </table:table-cell>
          <table:table-cell table:style-name="ce3" office:value-type="float" office:value="318">
            <text:p>318</text:p>
          </table:table-cell>
          <table:table-cell table:style-name="ce3" office:value-type="float" office:value="7.37">
            <text:p>7,37</text:p>
          </table:table-cell>
          <table:table-cell table:style-name="ce3" office:value-type="float" office:value="399">
            <text:p>39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float" office:value="70">
            <text:p>70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8.81">
            <text:p>8,81</text:p>
          </table:table-cell>
          <table:table-cell table:style-name="ce3" office:value-type="float" office:value="440">
            <text:p>44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>
            <text:p>∞</text:p>
          </table:table-cell>
          <table:table-cell table:style-name="ce11" office:value-type="float" office:value="485">
            <text:p>485</text:p>
          </table:table-cell>
          <table:table-cell table:style-name="ce11" office:value-type="float" office:value="5.76">
            <text:p>5,76</text:p>
          </table:table-cell>
          <table:table-cell table:style-name="ce11" office:value-type="float" office:value="588">
            <text:p>58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table:style-name="ce6" table:number-columns-repeated="3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>
            <text:p>l.p.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u(area)</text:p>
          </table:table-cell>
          <table:table-cell table:style-name="ce2" office:value-type="string">
            <text:p>integr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3" office:value-type="string">
            <text:p>y<text:span text:style-name="T1">0</text:span></text:p>
          </table:table-cell>
          <table:table-cell table:style-name="ce3" office:value-type="float" office:value="18775">
            <text:p>18775</text:p>
          </table:table-cell>
          <table:table-cell table:style-name="ce3" office:value-type="float" office:value="0.85">
            <text:p>0,85</text:p>
          </table:table-cell>
          <table:table-cell table:style-name="ce3" office:value-type="float" office:value="21172">
            <text:p>2117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float" office:value="10">
            <text:p>10</text:p>
          </table:table-cell>
          <table:table-cell table:style-name="ce3" office:value-type="float" office:value="13737">
            <text:p>13737</text:p>
          </table:table-cell>
          <table:table-cell table:style-name="ce3" office:value-type="float" office:value="0.99">
            <text:p>0,99</text:p>
          </table:table-cell>
          <table:table-cell table:style-name="ce3" office:value-type="float" office:value="15352">
            <text:p>1535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float" office:value="25">
            <text:p>25</text:p>
          </table:table-cell>
          <table:table-cell table:style-name="ce3" office:value-type="float" office:value="32781">
            <text:p>32781</text:p>
          </table:table-cell>
          <table:table-cell table:style-name="ce3" office:value-type="float" office:value="0.63">
            <text:p>0,63</text:p>
          </table:table-cell>
          <table:table-cell table:style-name="ce3" office:value-type="float" office:value="36114">
            <text:p>361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44241">
            <text:p>44241</text:p>
          </table:table-cell>
          <table:table-cell table:style-name="ce3" office:value-type="float" office:value="0.54">
            <text:p>0,54</text:p>
          </table:table-cell>
          <table:table-cell table:style-name="ce3" office:value-type="float" office:value="48769">
            <text:p>4876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float" office:value="55">
            <text:p>55</text:p>
          </table:table-cell>
          <table:table-cell table:style-name="ce3" office:value-type="float" office:value="53329">
            <text:p>53329</text:p>
          </table:table-cell>
          <table:table-cell table:style-name="ce3" office:value-type="float" office:value="0.49">
            <text:p>0,49</text:p>
          </table:table-cell>
          <table:table-cell table:style-name="ce3" office:value-type="float" office:value="58755">
            <text:p>5875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float" office:value="70">
            <text:p>70</text:p>
          </table:table-cell>
          <table:table-cell table:style-name="ce3" office:value-type="float" office:value="64661">
            <text:p>64661</text:p>
          </table:table-cell>
          <table:table-cell table:style-name="ce3" office:value-type="float" office:value="0.44">
            <text:p>0,44</text:p>
          </table:table-cell>
          <table:table-cell table:style-name="ce3" office:value-type="float" office:value="70971">
            <text:p>7097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>
            <text:p>∞</text:p>
          </table:table-cell>
          <table:table-cell table:style-name="ce11" office:value-type="float" office:value="107387">
            <text:p>107387</text:p>
          </table:table-cell>
          <table:table-cell table:style-name="ce11" office:value-type="float" office:value="0.35">
            <text:p>0,35</text:p>
          </table:table-cell>
          <table:table-cell table:style-name="ce11" office:value-type="float" office:value="118602">
            <text:p>1186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table:number-columns-repeated="4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4">
          <table:table-cell table:number-columns-repeated="2"/>
          <table:table-cell table:style-name="ce7" office:value-type="string">
            <text:p>l.p.</text:p>
          </table:table-cell>
          <table:table-cell table:style-name="ce7" office:value-type="string">
            <text:p>N<text:span text:style-name="T1">t</text:span></text:p>
          </table:table-cell>
          <table:table-cell table:style-name="ce7" office:value-type="string">
            <text:p>u(N<text:span text:style-name="T1">t</text:span><text:span text:style-name="T2">)</text:span></text:p>
          </table:table-cell>
          <table:table-cell table:style-name="ce7" office:value-type="string">
            <text:p>N</text:p>
          </table:table-cell>
          <table:table-cell table:style-name="ce7" office:value-type="string">
            <text:p>u(N)</text:p>
          </table:table-cell>
          <table:table-cell table:style-name="ce7" office:value-type="string">
            <text:p>N – N<text:span text:style-name="T1">t</text:span></text:p>
          </table:table-cell>
          <table:table-cell table:style-name="ce7" office:value-type="string">
            <text:p>u(N<text:span text:style-name="T2"> – N</text:span><text:span text:style-name="T1">t</text:span><text:span text:style-name="T2">)</text:span>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8" office:value-type="string">
            <text:p>y<text:span text:style-name="T1">0</text:span></text:p>
          </table:table-cell>
          <table:table-cell table:number-columns-repeated="2" table:style-name="ce12" office:value-type="float" office:value="0">
            <text:p>0,0</text:p>
          </table:table-cell>
          <table:table-cell table:style-name="ce8" office:value-type="float" office:value="18775">
            <text:p>18775</text:p>
          </table:table-cell>
          <table:table-cell table:style-name="ce17" table:formula="of:=SQRT([.F25])" office:value-type="float" office:value="137.021896060447">
            <text:p>137</text:p>
          </table:table-cell>
          <table:table-cell table:style-name="ce8" table:formula="of:=[.F25]-[.D25]" office:value-type="float" office:value="18775">
            <text:p>18775</text:p>
          </table:table-cell>
          <table:table-cell table:style-name="ce17" table:formula="of:=SQRT(([.E25])^2+([.G25])^2)" office:value-type="float" office:value="137.021896060447">
            <text:p>1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float" office:value="10">
            <text:p>10</text:p>
          </table:table-cell>
          <table:table-cell table:style-name="ce12" office:value-type="float" office:value="87">
            <text:p>87,0</text:p>
          </table:table-cell>
          <table:table-cell table:style-name="ce12" table:formula="of:=SQRT([.D26])" office:value-type="float" office:value="9.32737905308882">
            <text:p>9,3</text:p>
          </table:table-cell>
          <table:table-cell table:style-name="ce8" office:value-type="float" office:value="13737">
            <text:p>13737</text:p>
          </table:table-cell>
          <table:table-cell table:style-name="ce17" table:formula="of:=SQRT([.F26])" office:value-type="float" office:value="117.204948700983">
            <text:p>117</text:p>
          </table:table-cell>
          <table:table-cell table:style-name="ce8" table:formula="of:=[.F26]-[.D26]" office:value-type="float" office:value="13650">
            <text:p>13650</text:p>
          </table:table-cell>
          <table:table-cell table:style-name="ce17" table:formula="of:=SQRT(([.E26])^2+([.G26])^2)" office:value-type="float" office:value="117.575507653593">
            <text:p>1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float" office:value="25">
            <text:p>25</text:p>
          </table:table-cell>
          <table:table-cell table:style-name="ce8" office:value-type="float" office:value="299">
            <text:p>299</text:p>
          </table:table-cell>
          <table:table-cell table:style-name="ce17" table:formula="of:=SQRT([.D27])" office:value-type="float" office:value="17.2916164657906">
            <text:p>17</text:p>
          </table:table-cell>
          <table:table-cell table:style-name="ce8" office:value-type="float" office:value="32781">
            <text:p>32781</text:p>
          </table:table-cell>
          <table:table-cell table:style-name="ce17" table:formula="of:=SQRT([.F27])" office:value-type="float" office:value="181.055240189286">
            <text:p>181</text:p>
          </table:table-cell>
          <table:table-cell table:style-name="ce8" table:formula="of:=[.F27]-[.D27]" office:value-type="float" office:value="32482">
            <text:p>32482</text:p>
          </table:table-cell>
          <table:table-cell table:style-name="ce17" table:formula="of:=SQRT(([.E27])^2+([.G27])^2)" office:value-type="float" office:value="181.879080710235">
            <text:p>1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float" office:value="40">
            <text:p>40</text:p>
          </table:table-cell>
          <table:table-cell table:style-name="ce8" office:value-type="float" office:value="373">
            <text:p>373</text:p>
          </table:table-cell>
          <table:table-cell table:style-name="ce17" table:formula="of:=SQRT([.D28])" office:value-type="float" office:value="19.313207915828">
            <text:p>19</text:p>
          </table:table-cell>
          <table:table-cell table:style-name="ce8" office:value-type="float" office:value="44241">
            <text:p>44241</text:p>
          </table:table-cell>
          <table:table-cell table:style-name="ce17" table:formula="of:=SQRT([.F28])" office:value-type="float" office:value="210.335446370791">
            <text:p>210</text:p>
          </table:table-cell>
          <table:table-cell table:style-name="ce8" table:formula="of:=[.F28]-[.D28]" office:value-type="float" office:value="43868">
            <text:p>43868</text:p>
          </table:table-cell>
          <table:table-cell table:style-name="ce17" table:formula="of:=SQRT(([.E28])^2+([.G28])^2)" office:value-type="float" office:value="211.220264179363">
            <text:p>2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float" office:value="55">
            <text:p>55</text:p>
          </table:table-cell>
          <table:table-cell table:style-name="ce8" office:value-type="float" office:value="318">
            <text:p>318</text:p>
          </table:table-cell>
          <table:table-cell table:style-name="ce17" table:formula="of:=SQRT([.D29])" office:value-type="float" office:value="17.832554500127">
            <text:p>18</text:p>
          </table:table-cell>
          <table:table-cell table:style-name="ce8" office:value-type="float" office:value="53329">
            <text:p>53329</text:p>
          </table:table-cell>
          <table:table-cell table:style-name="ce17" table:formula="of:=SQRT([.F29])" office:value-type="float" office:value="230.930725543398">
            <text:p>231</text:p>
          </table:table-cell>
          <table:table-cell table:style-name="ce8" table:formula="of:=[.F29]-[.D29]" office:value-type="float" office:value="53011">
            <text:p>53011</text:p>
          </table:table-cell>
          <table:table-cell table:style-name="ce17" table:formula="of:=SQRT(([.E29])^2+([.G29])^2)" office:value-type="float" office:value="231.618220354099">
            <text:p>2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float" office:value="70">
            <text:p>70</text:p>
          </table:table-cell>
          <table:table-cell table:style-name="ce8" office:value-type="float" office:value="300">
            <text:p>300</text:p>
          </table:table-cell>
          <table:table-cell table:style-name="ce17" table:formula="of:=SQRT([.D30])" office:value-type="float" office:value="17.3205080756888">
            <text:p>17</text:p>
          </table:table-cell>
          <table:table-cell table:style-name="ce8" office:value-type="float" office:value="64661">
            <text:p>64661</text:p>
          </table:table-cell>
          <table:table-cell table:style-name="ce17" table:formula="of:=SQRT([.F30])" office:value-type="float" office:value="254.285272872811">
            <text:p>254</text:p>
          </table:table-cell>
          <table:table-cell table:style-name="ce8" table:formula="of:=[.F30]-[.D30]" office:value-type="float" office:value="64361">
            <text:p>64361</text:p>
          </table:table-cell>
          <table:table-cell table:style-name="ce17" table:formula="of:=SQRT(([.E30])^2+([.G30])^2)" office:value-type="float" office:value="254.874478910698">
            <text:p>2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>
            <text:p>∞</text:p>
          </table:table-cell>
          <table:table-cell table:style-name="ce13" office:value-type="float" office:value="485">
            <text:p>485</text:p>
          </table:table-cell>
          <table:table-cell table:style-name="ce18" table:formula="of:=SQRT([.D31])" office:value-type="float" office:value="22.0227155455452">
            <text:p>22</text:p>
          </table:table-cell>
          <table:table-cell table:style-name="ce13" office:value-type="float" office:value="107387">
            <text:p>107387</text:p>
          </table:table-cell>
          <table:table-cell table:style-name="ce18" table:formula="of:=SQRT([.F31])" office:value-type="float" office:value="327.699557521825">
            <text:p>328</text:p>
          </table:table-cell>
          <table:table-cell table:style-name="ce13" table:formula="of:=[.F31]-[.D31]" office:value-type="float" office:value="106902">
            <text:p>106902</text:p>
          </table:table-cell>
          <table:table-cell table:style-name="ce18" table:formula="of:=SQRT(([.E31])^2+([.G31])^2)" office:value-type="float" office:value="328.438730968197">
            <text:p>328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7" office:value-type="string">
            <text:p>l.p.</text:p>
          </table:table-cell>
          <table:table-cell table:style-name="ce2" office:value-type="string">
            <text:p>F</text:p>
          </table:table-cell>
          <table:table-cell table:style-name="ce2" office:value-type="string">
            <text:p>u(F)</text:p>
          </table:table-cell>
          <table:table-cell table:style-name="ce19" office:value-type="string">
            <text:p>-ln(1-F)</text:p>
          </table:table-cell>
          <table:table-cell table:style-name="ce19" office:value-type="string">
            <text:p>u(-ln(1-F))</text:p>
          </table:table-cell>
          <table:table-cell table:style-name="ce2" office:value-type="string">
            <text:p>t [min]</text:p>
          </table:table-cell>
          <table:table-cell table:style-name="ce6"/>
          <table:table-cell table:number-columns-repeated="2"/>
        </table:table-row>
        <table:table-row table:style-name="ro3">
          <table:table-cell table:number-columns-repeated="2"/>
          <table:table-cell table:style-name="ce8" office:value-type="string">
            <text:p>y<text:span text:style-name="T1">0</text:span></text:p>
          </table:table-cell>
          <table:table-cell table:number-columns-repeated="5" table:style-name="ce3" office:value-type="string">
            <text:p>-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8" office:value-type="float" office:value="10">
            <text:p>10</text:p>
          </table:table-cell>
          <table:table-cell table:style-name="ce14" table:formula="of:=[.H26]/[.$H$31]" office:value-type="float" office:value="0.12768704046697">
            <text:p>0,1277</text:p>
          </table:table-cell>
          <table:table-cell table:style-name="ce14" table:formula="of:=SQRT(([.I26]/[.$H$31])^2+(([.H26]*[.$I$31])/([.$H$31])^2)^2)" office:value-type="float" office:value="0.00116771302142353">
            <text:p>0,0012</text:p>
          </table:table-cell>
          <table:table-cell table:style-name="ce14" table:formula="of:=(-1)*LN(1-[.D36])" office:value-type="float" office:value="0.136607020914782">
            <text:p>0,1366</text:p>
          </table:table-cell>
          <table:table-cell table:style-name="ce14" table:formula="of:=[.E36]/(1-[.D36])" office:value-type="float" office:value="0.00133864000146076">
            <text:p>0,0013</text:p>
          </table:table-cell>
          <table:table-cell table:style-name="ce8" office:value-type="float" office:value="10">
            <text:p>10</text:p>
          </table:table-cell>
          <table:table-cell table:style-name="ce6">
            <draw:frame table:end-cell-address="Arkusz1.P56" table:end-x="1.68cm" table:end-y="0.066cm" draw:z-index="0" draw:style-name="gr1" draw:text-style-name="P1" svg:width="15.999cm" svg:height="8.999cm" svg:x="0.101cm" svg:y="0.1cm">
              <draw:object draw:notify-on-update-of-ranges="Arkusz1.H36:Arkusz1.H40 Arkusz1.F36:Arkusz1.F4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float" office:value="25">
            <text:p>25</text:p>
          </table:table-cell>
          <table:table-cell table:style-name="ce14" table:formula="of:=[.H27]/[.$H$31]" office:value-type="float" office:value="0.303848384501693">
            <text:p>0,3038</text:p>
          </table:table-cell>
          <table:table-cell table:style-name="ce14" table:formula="of:=SQRT(([.I27]/[.$H$31])^2+(([.H27]*[.$I$31])/([.$H$31])^2)^2)" office:value-type="float" office:value="0.00194064478499305">
            <text:p>0,0019</text:p>
          </table:table-cell>
          <table:table-cell table:style-name="ce14" table:formula="of:=(-1)*LN(1-[.D37])" office:value-type="float" office:value="0.362187804011411">
            <text:p>0,3622</text:p>
          </table:table-cell>
          <table:table-cell table:style-name="ce14" table:formula="of:=[.E37]/(1-[.D37])" office:value-type="float" office:value="0.00278767547440644">
            <text:p>0,0028</text:p>
          </table:table-cell>
          <table:table-cell table:style-name="ce8" office:value-type="float" office:value="25">
            <text:p>25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8" office:value-type="float" office:value="40">
            <text:p>40</text:p>
          </table:table-cell>
          <table:table-cell table:style-name="ce14" table:formula="of:=[.H28]/[.$H$31]" office:value-type="float" office:value="0.41035714953883">
            <text:p>0,4104</text:p>
          </table:table-cell>
          <table:table-cell table:style-name="ce14" table:formula="of:=SQRT(([.I28]/[.$H$31])^2+(([.H28]*[.$I$31])/([.$H$31])^2)^2)" office:value-type="float" office:value="0.00234380232761143">
            <text:p>0,0023</text:p>
          </table:table-cell>
          <table:table-cell table:style-name="ce14" table:formula="of:=(-1)*LN(1-[.D38])" office:value-type="float" office:value="0.52823826357492">
            <text:p>0,5282</text:p>
          </table:table-cell>
          <table:table-cell table:style-name="ce14" table:formula="of:=[.E38]/(1-[.D38])" office:value-type="float" office:value="0.00397495250858769">
            <text:p>0,0040</text:p>
          </table:table-cell>
          <table:table-cell table:style-name="ce8" office:value-type="float" office:value="40">
            <text:p>40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8" office:value-type="float" office:value="55">
            <text:p>55</text:p>
          </table:table-cell>
          <table:table-cell table:style-name="ce14" table:formula="of:=[.H29]/[.$H$31]" office:value-type="float" office:value="0.495884080746852">
            <text:p>0,4959</text:p>
          </table:table-cell>
          <table:table-cell table:style-name="ce14" table:formula="of:=SQRT(([.I29]/[.$H$31])^2+(([.H29]*[.$I$31])/([.$H$31])^2)^2)" office:value-type="float" office:value="0.00264866961913778">
            <text:p>0,0026</text:p>
          </table:table-cell>
          <table:table-cell table:style-name="ce14" table:formula="of:=(-1)*LN(1-[.D39])" office:value-type="float" office:value="0.684949038838223">
            <text:p>0,6849</text:p>
          </table:table-cell>
          <table:table-cell table:style-name="ce14" table:formula="of:=[.E39]/(1-[.D39])" office:value-type="float" office:value="0.0052540884308153">
            <text:p>0,0053</text:p>
          </table:table-cell>
          <table:table-cell table:style-name="ce8" office:value-type="float" office:value="55">
            <text:p>55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8" office:value-type="float" office:value="70">
            <text:p>70</text:p>
          </table:table-cell>
          <table:table-cell table:style-name="ce14" table:formula="of:=[.H30]/[.$H$31]" office:value-type="float" office:value="0.602056088754186">
            <text:p>0,6021</text:p>
          </table:table-cell>
          <table:table-cell table:style-name="ce14" table:formula="of:=SQRT(([.I30]/[.$H$31])^2+(([.H30]*[.$I$31])/([.$H$31])^2)^2)" office:value-type="float" office:value="0.00301758332848222">
            <text:p>0,0030</text:p>
          </table:table-cell>
          <table:table-cell table:style-name="ce14" table:formula="of:=(-1)*LN(1-[.D40])" office:value-type="float" office:value="0.92144421014683">
            <text:p>0,9214</text:p>
          </table:table-cell>
          <table:table-cell table:style-name="ce14" table:formula="of:=[.E40]/(1-[.D40])" office:value-type="float" office:value="0.00758293629631194">
            <text:p>0,0076</text:p>
          </table:table-cell>
          <table:table-cell table:style-name="ce8" office:value-type="float" office:value="70">
            <text:p>70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>
            <text:p>∞</text:p>
          </table:table-cell>
          <table:table-cell table:style-name="ce15" table:formula="of:=[.H31]/[.$H$31]" office:value-type="float" office:value="1">
            <text:p>1,0000</text:p>
          </table:table-cell>
          <table:table-cell table:style-name="ce15" table:formula="of:=SQRT(([.I31]/[.$H$31])^2+(([.H31]*[.$I$31])/([.$H$31])^2)^2)" office:value-type="float" office:value="0.00434493749175725">
            <text:p>0,0043</text:p>
          </table:table-cell>
          <table:table-cell table:number-columns-repeated="2" table:style-name="ce11" office:value-type="string">
            <text:p>-</text:p>
          </table:table-cell>
          <table:table-cell table:style-name="ce9" office:value-type="string">
            <text:p>∞</text:p>
          </table:table-cell>
          <table:table-cell table:style-name="ce6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0" table:number-matrix-columns-spanned="2" table:number-matrix-rows-spanned="3" table:formula="of:=LINEST([.F36:.F40];[.H36:.H40];1;1)" office:value-type="float" office:value="0.0126162374219394">
            <text:p>0,01262</text:p>
          </table:table-cell>
          <table:table-cell table:style-name="ce16" office:value-type="float" office:value="0.0220357706196583">
            <text:p>0,0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office:value-type="float" office:value="0.00054073404466502">
            <text:p>0,00054</text:p>
          </table:table-cell>
          <table:table-cell table:style-name="ce16" office:value-type="float" office:value="0.0244827751587228">
            <text:p>0,0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994519222680474">
            <text:p>0,9945192227</text:p>
          </table:table-cell>
          <table:table-cell office:value-type="float" office:value="0.0256492678430503">
            <text:p>0,0256492678</text:p>
          </table:table-cell>
          <table:table-cell table:number-columns-repeated="7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ny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21.06.2015</text:date>, <text:time>20:08:2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olina .</meta:initial-creator>
    <meta:creation-date>2015-06-20T15:59:09.65</meta:creation-date>
    <dc:date>2015-06-21T20:08:28.15</dc:date>
    <dc:creator>Karolina .</dc:creator>
    <meta:editing-duration>PT23H39M22S</meta:editing-duration>
    <meta:editing-cycles>1</meta:editing-cycles>
    <meta:document-statistic meta:table-count="3" meta:cell-count="174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0D000000DD000000DD3F0040E4.svm" xlink:type="simple" xlink:actuate="onLoad"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4">
      <style:chart-properties chart:symbol-type="named-symbol" chart:symbol-name="square" chart:symbol-width="0.15cm" chart:symbol-height="0.15cm" chart:regression-type="linear">
        <chart:symbol-image xlink:href="Pictures/2000000D000000DD000000DD3F0040E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Arkusz1.H36:Arkusz1.H40 Arkusz1.F36:Arkusz1.F40" svg:x="1.358cm" svg:y="0.855cm" svg:width="14.002cm" svg:height="6.957cm">
          <chartooo:coordinate-region svg:x="2.085cm" svg:y="1.067cm" svg:width="13.088cm" svg:height="6.072cm"/>
          <chart:axis chart:dimension="x" chart:name="primary-x" chart:style-name="ch3">
            <chart:title svg:x="7.574cm" svg:y="7.993cm" chart:style-name="ch4">
              <text:p>czas [min]</text:p>
            </chart:title>
          </chart:axis>
          <chart:axis chart:dimension="y" chart:name="primary-y" chart:style-name="ch5">
            <chart:title svg:x="0.451cm" svg:y="4.919cm" chart:style-name="ch6">
              <text:p>-ln(1-F)</text:p>
            </chart:title>
            <chart:grid chart:style-name="ch7" chart:class="major"/>
          </chart:axis>
          <chart:series chart:style-name="ch8" chart:values-cell-range-address="Arkusz1.F36:Arkusz1.F40" chart:class="chart:scatter">
            <chart:domain table:cell-range-address="Arkusz1.H36:Arkusz1.H40"/>
            <chart:regression-curve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K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1.H36:Arkusz1.H40</svg:desc>
                </draw:g>
              </table:table-cell>
              <table:table-cell office:value-type="float" office:value="0.136607020914782">
                <text:p>0.136607020914782</text:p>
                <draw:g>
                  <svg:desc>Arkusz1.F36:Arkusz1.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362187804011411">
                <text:p>0.362187804011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52823826357492">
                <text:p>0.52823826357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0.684949038838223">
                <text:p>0.684949038838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0.92144421014683">
                <text:p>0.921444210146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